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.45cm" draw:marker-end-width="0.4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visible" draw:shadow-offset-x="0.2cm" draw:shadow-offset-y="0.2cm"/>
    </style:style>
    <style:style style:name="gr2" style:family="graphic" style:parent-style-name="standard">
      <style:graphic-properties svg:stroke-width="0.1cm" draw:marker-start-width="0.45cm" draw:marker-end-width="0.45cm" draw:fill-color="#2323dc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3" style:family="graphic" style:parent-style-name="standard">
      <style:graphic-properties svg:stroke-width="0.1cm" draw:marker-start-width="0.45cm" draw:marker-end-width="0.45cm" draw:fill-color="#00ae00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4" style:family="graphic" style:parent-style-name="standard">
      <style:graphic-properties svg:stroke-width="0.1cm" draw:marker-start-width="0.45cm" draw:marker-end-width="0.45cm" draw:fill-color="#e6ff00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Tahoma" style:font-family-generic="swiss" style:font-pitch="variable" fo:font-size="20pt" fo:font-weight="bold"/>
    </style:style>
    <style:style style:name="T1" style:family="text">
      <style:text-properties fo:font-family="Tahoma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9.566cm" svg:height="6.382cm" svg:x="0.526cm" svg:y="3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27cm" svg:height="3.693cm" svg:x="1.781cm" svg:y="5.365cm">
          <text:p text:style-name="P2"><text:span text:style-name="T1">Web</text:span></text:p>
          <text:p text:style-name="P2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848cm" svg:height="3.693cm" svg:x="6.308cm" svg:y="5.365cm">
          <text:p text:style-name="P2"><text:span text:style-name="T1">H2 </text:span></text:p>
          <text:p text:style-name="P2"><text:span text:style-name="T1">Console</text:span></text:p>
          <text:p text:style-name="P2"><text:span text:style-name="T1">Server</text:span></text:p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4" draw:text-style-name="P2" draw:layer="layout" svg:width="4.617cm" svg:height="3.653cm" svg:x="14.145cm" svg:y="5.378cm">
          <text:p text:style-name="P2"><text:span text:style-name="T1">H2</text:span></text:p>
          <text:p text:style-name="P2"><text:span text:style-name="T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.001cm" fo:margin-left="0cm" fo:margin-right="0.009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5-11-16T08:02:47</meta:creation-date>
    <dc:date>2005-11-16T08:41:24</dc:date>
    <dc:language>de-DE</dc:language>
    <meta:editing-cycles>3</meta:editing-cycles>
    <meta:editing-duration>PT16M15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